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2" svg:font-family="Arial" style:font-family-generic="swiss"/>
    <style:font-face style:name="YuGothicUI-Regular" svg:font-family="YuGothicUI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-BoldMT" fo:font-size="10pt" style:font-name-asian="TimesNewRomanPS-BoldMT" style:font-size-asian="10pt" style:font-name-complex="TimesNewRomanPS-Bold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style:font-name="YuGothicUI-Regular" fo:font-size="12pt" style:font-name-asian="YuGothicUI-Regular" style:font-size-asian="12pt" style:font-name-complex="YuGothicUI-Regular" style:font-size-complex="12pt"/>
    </style:style>
    <style:style style:name="T4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8"/>Brazil trip 2023 of the BAHIA CONNECTION</text:p>
      <text:p text:style-name="P2"/>
      <text:p text:style-name="P3">from 13.01.- 27.01.. or 03.02.2024 <text:s/>(2 or 3 weeks)</text:p>
      <text:p text:style-name="P3">This trip will take place for the 17th time.</text:p>
      <text:p text:style-name="P3">Since the number of participants is limited, please contact us soon if you are interested.</text:p>
      <text:p text:style-name="P3">1st week on the beach with 4 days of drumming with Mestres from Salvador.</text:p>
      <text:p text:style-name="P3">2nd-3nd week in Salvador da Bahia, 4-5 days of workshops with Mestres from Salvador and of course</text:p>
      <text:p text:style-name="P3">visiting rehearsals, concerts, sightseeing.</text:p>
      <text:p text:style-name="P3">3rd week optional, to the mountains to Lençois, back to the beach or stay in Salvador.</text:p>
      <text:p text:style-name="P3"/>
      <text:p text:style-name="P3">If you are traveling independently at the time in Salvador, you can participate in the workshops.</text:p>
      <text:p text:style-name="P1"><text:span text:style-name="T1">General info on my website </text:span><text:span text:style-name="T2">https://www.blocoexplosao.de/en/bands-projects/trip-to-brazil</text:span></text:p>
      <text:p text:style-name="P3">For more information and prices for this year's trip, please contact me personally. Volker Conrath</text:p>
      <text:p text:style-name="P1"><text:span text:style-name="T1">E Mail: </text:span><text:a xlink:type="simple" xlink:href="mailto:info@blocoexplosao.de" text:style-name="Internet_20_link" text:visited-style-name="Visited_20_Internet_20_Link">info@blocoexplosao.de</text:a><text:span text:style-name="T2"> <text:s text:c="5"/></text:span><text:span text:style-name="T1"><text:s/>Tel. WhatsApp</text:span><text:span text:style-name="T2"> <text:s/></text:span><text:span text:style-name="T1">+49 1792322736</text:span></text:p>
      <text:p text:style-name="P1"><text:span text:style-name="T1"/></text:p>
      <text:p text:style-name="P4">The first week we are in Bahia at the beach in Arembépe</text:p>
      <text:p text:style-name="P3">Arembépe is known for the "Lagoa de Hippie", where in the</text:p>
      <text:p text:style-name="P3">1960 years among others Mick Jagger and Janis Joplin were visiting.</text:p>
      <text:p text:style-name="P3">The "Batuque com amigos" (workshops) will take place again, with Bartolomeu Nunes, Olodum;</text:p>
      <text:p text:style-name="P3">Mário Rodrigues, Muzenza and César Veloso, Malê. We will be entertained and taken care of by</text:p>
      <text:p text:style-name="P3">Claudia Kusch. Jogo de Buzius (shell oracle from Candombé) with Cristiano Atayde. (optional)</text:p>
      <text:p text:style-name="P5">https://www.youtube.com/watch?v=qMbTlsx-Nf8</text:p>
      <text:p text:style-name="P4">Afterwards we will go to Salvador, the heart of Afro Brazilian music.</text:p>
      <text:p text:style-name="P3">Salvador blossoms in the pre-carnival season. It is summer there and many tourists are in town. All</text:p>
      <text:p text:style-name="P3">the blocos prepare for the carnival in public rehearsals. There are also constant concerts and</text:p>
      <text:p text:style-name="P3">festivals with reggae, axé, samba, Afro jazz, etc. Many rehearsals are outdoors and free of charge.</text:p>
      <text:p text:style-name="P3">80% of the interesting events take place in the old town Pelourinho. Many blocos are there playing</text:p>
      <text:p text:style-name="P3">in the streets. The Pelourinho was declared a World Heritage Site by UNESCO in 1995. The old</text:p>
      <text:p text:style-name="P3">town is quite small and well arranged. Everything is within easy walking distance.</text:p>
      <text:p text:style-name="P3">Workshops during our stay in Salvador</text:p>
      <text:p text:style-name="P3">A selection of the mestres of the last years. Memeu Nunes from Olodum, Adriana Portela from</text:p>
      <text:p text:style-name="P3">Banda Dida, Geraldinho from Os Negões, Jair Resende from Timbalada., Mario Bomba from</text:p>
      <text:p text:style-name="P3">Muzenza, Mario Pam from Ilê Aiyê, Junior from Tambores e Cores, Cesar Veloso from Malê de</text:p>
      <text:p text:style-name="P3">Balê, Jackson former Olodum, Here you can watch a video of the workshop conclusion 2017</text:p>
      <text:p text:style-name="P5">https://www.youtube.com/watch?v=yTh10PNhUtc</text:p>
      <text:p text:style-name="P3">Cost is 40€ per day/person for lessons, room and instrument rental.</text:p>
      <text:p text:style-name="P3">Players who organize their own trip can participate in the workshops, by appointment</text:p>
      <text:p text:style-name="P1"><text:span text:style-name="T1">For drummers playing these rhythms in Europe, there is </text:span><text:span text:style-name="T3">★★ </text:span><text:span text:style-name="T1">no better kick than seeing the groups</text:span></text:p>
      <text:p text:style-name="P3">live here. One big difference from Europe, of course, is that the Blocos perform with vocals. Maybe</text:p>
      <text:p text:style-name="P3">that inspired you and you'll be there next year?"</text:p>
      <text:p text:style-name="P4">What is the Bahia Connection?</text:p>
      <text:p text:style-name="P3">The Bahia Connection is an association of drummers who play the rhythms of the Afro Blocos from</text:p>
      <text:p text:style-name="P3">Bahia. They exist in France, Holland, Germany and Belgium. We learn original rhythms from Bahia</text:p>
      <text:p text:style-name="P3">to be able to play them at different occasions across groups.</text:p>
      <text:p text:style-name="P5">https://www.facebook.com/bahiaconnection/</text:p>
      <text:p text:style-name="P3">SAMBA REGGAE IN BAHIA - BOOK A WORKSHOP, PLAY ALONG!</text:p>
      <text:p text:style-name="P3">Who doesn't dream of experiencing the roots of Afro Samba and Samba Reggae in an authentic</text:p>
      <text:p text:style-name="P3">environment, playing with like-minded people, learning from professionals. There are still places</text:p>
      <text:p text:style-name="P3">available, make sure you get yours!</text:p>
      <text:p text:style-name="P3">LEARN FROM PROFESSIONALS, IMMERSE YOURSELF IN THE CULTURE</text:p>
      <text:p text:style-name="P3"><text:soft-page-break/>Big names from the scene like Jair Rezende (Timbalada), Gerandinho from Os Negões, Mestre</text:p>
      <text:p text:style-name="P3">Memeu (Olodum), Mario Pam from Ilê Aiyê, Cesar Veloso from Male, will show you the latest</text:p>
      <text:p text:style-name="P3">grooves and the peculiarities of their blocos. If you are in Salvador at the time, you are welcome to</text:p>
      <text:p text:style-name="P3">attend the workshops with advance notice.</text:p>
      <text:p text:style-name="P4">The organizer</text:p>
      <text:p text:style-name="P1"><text:span text:style-name="T1">Volker Conrath from Berlin, musical director of </text:span><text:span text:style-name="T2">https://www.blocoexplosao.de/en/</text:span></text:p>
      <text:p text:style-name="P3">founder of the Bahia Connection and coordinator of the Bahia offers at Festival Samba</text:p>
      <text:p text:style-name="P3">Syndrom/Berlin.</text:p>
      <text:p text:style-name="P3">Here are a few lines Volker wrote for you after his arrival in Salvador da Bahia:</text:p>
      <text:p text:style-name="P3">"I have been traveling Brazil for more than 36 years, and since 2005 I have offered a Brazil trip for</text:p>
      <text:p text:style-name="P3">drummers every year.</text:p>
      <text:p text:style-name="P3">If you would like to join me next year for an authentic and musical trip with great people and</text:p>
      <text:p text:style-name="P3">unique workshop offerings, please feel free to contact me! Mostly we are 35 drummers from</text:p>
      <text:p text:style-name="P3">Germany and France (Bahia Connection France) at the workshops!</text:p>
      <text:p text:style-name="P1"><text:span text:style-name="T1">Prices, request program at </text:span><text:span text:style-name="T2">info@blocoexplosao.de </text:span><text:span text:style-name="T1">+49 1792322736 Tel. WhatsApp</text:span></text:p>
      <text:p text:style-name="P6"><text:span text:style-name="T4">Translated with www.DeepL.com/Translator (free vers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2" svg:font-family="Arial" style:font-family-generic="swiss"/>
    <style:font-face style:name="YuGothicUI-Regular" svg:font-family="YuGothicUI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lker Conrath</meta:initial-creator>
    <meta:creation-date>2023-07-04T16:12:07.21</meta:creation-date>
    <meta:document-statistic meta:table-count="0" meta:image-count="0" meta:object-count="0" meta:page-count="2" meta:paragraph-count="63" meta:word-count="730" meta:character-count="4588"/>
    <dc:date>2023-07-04T16:16:26.68</dc:date>
    <dc:creator>Volker Conrath</dc:creator>
    <meta:editing-duration>PT4M20S</meta:editing-duration>
    <meta:editing-cycles>1</meta:editing-cycles>
    <meta:generator>OpenOffice/4.1.14$Win32 OpenOffice.org_project/4114m1$Build-9811</meta:generator>
  </office:meta>
</office:document-meta>
</file>